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Serif" svg:font-family="LiberationSerif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T1" style:family="text">
      <style:text-properties fo:color="#4700b9" loext:opacity="100%" style:font-name="LiberationSerif" fo:font-size="12pt" style:font-size-asian="12pt"/>
    </style:style>
    <style:style style:name="T2" style:family="text">
      <style:text-properties fo:color="#4700b9" loext:opacity="100%" style:font-name="LiberationSerif" fo:font-size="7pt" style:font-size-asian="7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1) Responda às seguintes perguntas referentes à relação portadora/ruído:</text:span></text:p>
      <text:p text:style-name="P1" loext:marker-style-name="T1"><text:span text:style-name="T1"/></text:p>
      <text:p text:style-name="P1" loext:marker-style-name="T1"><text:span text:style-name="T1">a. Se a relação C/N na recepção é de 17dB e a potência da portadora é de 0,1mW, qual é a potência do ruído?</text:span></text:p>
      <text:p text:style-name="P1" loext:marker-style-name="T1"><text:span text:style-name="T1"/></text:p>
      <text:p text:style-name="P1" loext:marker-style-name="T1"><text:span text:style-name="T1">b. Qual a relação portadora/ruído se C = -5dBm e N = -26dBm?</text:span></text:p>
      <text:p text:style-name="P1" loext:marker-style-name="T1"><text:span text:style-name="T1"/></text:p>
      <text:p text:style-name="P1" loext:marker-style-name="T1"><text:span text:style-name="T1">c. Qual a relação C/N se a potência do ruído é 0,0086mW e a potência da portadora é 0,00035mW?</text:span></text:p>
      <text:p text:style-name="P1" loext:marker-style-name="T1"><text:span text:style-name="T1"/></text:p>
      <text:p text:style-name="P1" loext:marker-style-name="T1"><text:span text:style-name="T1">2) Calcule a relação portadora-ruído na recepção da estação terrestre de destino de um enlace satélite com as seguintes características: EIRP da estação transmissora = 70dBW; EIRP do satélite = 36dBW; figura de mérito da estação receptora = 20dB; figura de mérito do satélite = -4dB; atenuações dos enlaces de subida e descida, respectivamente, = 199dB e 196dB; largura de banda <text:s/>do sinal transmitido = 20MHz.</text:span></text:p>
      <text:p text:style-name="P1" loext:marker-style-name="T1"><text:span text:style-name="T1"/></text:p>
      <text:p text:style-name="P1" loext:marker-style-name="T1"><text:span text:style-name="T1">3) A relação C/N</text:span><text:span text:style-name="T2">T </text:span><text:span text:style-name="T1">de um enlace de satélite é de 20dB. Qual será a nova relação C/N</text:span><text:span text:style-name="T2">T </text:span><text:span text:style-name="T1">se a largura de banda do sinal transmitido for reduzida para um terço da original?</text:span></text:p>
      <text:p text:style-name="P1" loext:marker-style-name="T1"><text:span text:style-name="T1"/></text:p>
      <text:p text:style-name="P1" loext:marker-style-name="T1"><text:span text:style-name="T1">4) Sabe-se que a relação portadora ruído na recepção da estação terrestre deve ser de, pelo menos, 18dB. Qual deve ser a figura de mérito desta estação se: EIRP da estação transmissora = 68dBW; EIRP do satélite = 36dBW; figura de mérito do satélite = -4dB; atenuações dos enlaces de subida e descida, respectivamente, = 199dB e 196dB; largura de banda do sinal transmitido = 10MHz?</text:span></text:p>
      <text:p text:style-name="P1" loext:marker-style-name="T1"><text:span text:style-name="T1"/></text:p>
      <text:p text:style-name="P1" loext:marker-style-name="T1"><text:span text:style-name="T1">5) Em um enlace de satélite, as relações portadora/ruído de subida e descida são, respectivamente, 20dB e 16dB. Deseja-se que a relação C/N</text:span><text:span text:style-name="T2">T </text:span><text:span text:style-name="T1">seja de 17dB. É possível, com os valores dos enlaces indicados alcançar este objetivo? Se não, aponte soluções para que o objetivo seja alcançado, de preferência, sem prejudicar a capacidade de transmissão de dados das estações terrestres. Justifique suas escolhas.</text:span></text:p>
      <text:p text:style-name="P1" loext:marker-style-name="T1"><text:span text:style-name="T1"/></text:p>
      <text:p text:style-name="P1" loext:marker-style-name="T1"><text:span text:style-name="T1">6) Calcule a relação C/N</text:span><text:span text:style-name="T2">T </text:span><text:span text:style-name="T1">do seguinte enlace de satélite: EIRP da estação terrestre A = 64dBW, Figura de mérito do sistema de recepção do satélite = -5dB, EIRP do satélite = 34dBW, ganho da antena da estação terrestre B = 30dBi, figura de mérito da estação terrestre B = 20dB; atenuação no espaço livre para a frequência de 4GHz = 195dB, atenuação no espaço live para a frequência de 6GHz = 199dB, largura de banda do sinal transmitido = 5MHz. Direção do enlace: Estação A para Estação B. C/N = EIRP +(G/T) -A +228,6 -10logB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Serif" svg:font-family="LiberationSerif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20T13:14:50.542000000</meta:creation-date>
    <dc:date>2024-12-20T13:19:31.822000000</dc:date>
    <meta:editing-duration>PT4M42S</meta:editing-duration>
    <meta:editing-cycles>1</meta:editing-cycles>
    <meta:document-statistic meta:table-count="0" meta:image-count="0" meta:object-count="0" meta:page-count="1" meta:paragraph-count="9" meta:word-count="389" meta:character-count="2219" meta:non-whitespace-character-count="1838"/>
    <meta:generator>LibreOffice/24.8.3.2$Windows_X86_64 LibreOffice_project/48a6bac9e7e268aeb4c3483fcf825c94556d9f92</meta:generator>
  </office:meta>
</office:document-meta>
</file>